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onymous Pro" svg:font-family="'Anonymous Pro'" style:font-pitch="fixed"/>
    <style:font-face style:name="Droid Sans Mono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bottom" draw:auto-grow-height="false" fo:min-height="1.337cm" fo:min-width="19.09cm"/>
      <style:paragraph-properties style:writing-mode="lr-tb"/>
    </style:style>
    <style:style style:name="gr2" style:family="graphic" style:parent-style-name="standard" style:list-style-name="L1">
      <style:graphic-properties svg:stroke-color="#000000" draw:fill-color="#000000" draw:textarea-horizontal-align="justify" draw:textarea-vertical-align="bottom" draw:auto-grow-height="false" fo:min-height="0.702cm" fo:min-width="10.29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9.91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7.052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2.607cm"/>
      <style:paragraph-properties style:writing-mode="lr-tb"/>
    </style:style>
    <style:style style:name="P1" style:family="paragraph">
      <style:paragraph-properties fo:text-align="start" style:writing-mode="lr-tb"/>
      <style:text-properties style:font-name="Droid Sans Mono"/>
    </style:style>
    <style:style style:name="P2" style:family="paragraph">
      <loext:graphic-properties draw:fill-color="#000000"/>
      <style:paragraph-properties fo:text-align="start" style:writing-mode="lr-tb"/>
      <style:text-properties style:font-name="Droid Sans Mono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/>
      <style:text-properties style:font-name="Droid Sans Mono"/>
    </style:style>
    <style:style style:name="P4" style:family="paragraph">
      <loext:graphic-properties draw:fill-color="#000000"/>
      <style:paragraph-properties fo:margin-left="0cm" fo:margin-right="0cm" fo:margin-top="0cm" fo:margin-bottom="0cm" fo:line-height="100%" fo:text-align="end" fo:text-indent="0cm" style:writing-mode="lr-tb"/>
      <style:text-properties style:font-name="Droid Sans Mono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style:font-name="Droid Sans Mono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Droid Sans Mono" fo:font-size="12pt" style:font-size-asian="12pt" style:font-size-complex="12pt"/>
    </style:style>
    <style:style style:name="P7" style:family="paragraph">
      <style:text-properties style:font-name="Droid Sans Mono"/>
    </style:style>
    <style:style style:name="P8" style:family="paragraph">
      <style:paragraph-properties fo:margin-left="0cm" fo:margin-right="0cm" fo:margin-top="0cm" fo:margin-bottom="0cm" fo:line-height="100%" fo:text-indent="0cm"/>
      <style:text-properties style:font-name="Droid Sans Mono"/>
    </style:style>
    <style:style style:name="P9" style:family="paragraph">
      <loext:graphic-properties draw:fill="none" draw:fill-color="#ffffff"/>
      <style:paragraph-properties style:writing-mode="lr-tb"/>
      <style:text-properties style:font-name="Droid Sans Mono"/>
    </style:style>
    <style:style style:name="P10" style:family="paragraph">
      <style:text-properties style:font-name="Droid Sans Mono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1" style:family="paragraph">
      <loext:graphic-properties draw:fill="none" draw:fill-color="#ffffff"/>
      <style:text-properties style:font-name="Droid Sans Mono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font-style="normal" fo:text-shadow="none" style:text-underline-style="solid" style:text-underline-width="auto" style:text-underline-color="font-color" fo:font-weight="bold" style:letter-kerning="true" style:font-name-asian="Source Han Sans SC" style:font-size-asian="14pt" style:font-style-asian="normal" style:font-weight-asian="bold" style:font-name-complex="Droid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font-style="normal" fo:text-shadow="none" style:text-underline-style="solid" style:text-underline-width="auto" style:text-underline-color="font-color" fo:font-weight="bold" style:letter-kerning="true" style:font-name-asian="Source Han Sans SC" style:font-size-asian="14pt" style:font-style-asian="normal" style:font-weight-asian="bold" style:font-name-complex="Droid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Droid Sans Mono"/>
    </style:style>
    <style:style style:name="T2" style:family="text">
      <style:text-properties style:font-name="Droid Sans Mono" fo:font-size="12pt" style:font-size-asian="12pt" style:font-size-complex="12pt"/>
    </style:style>
    <style:style style:name="T3" style:family="text">
      <style:text-properties fo:color="#ffffff" loext:opacity="100%" style:font-name="Droid Sans Mono" fo:font-size="12pt" fo:background-color="transparent" style:font-size-asian="12pt" style:font-size-complex="12pt"/>
    </style:style>
    <style:style style:name="T4" style:family="text">
      <style:text-properties style:font-name="Droid Sans Mono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style:font-name="Droid Sans Mono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Droid Sans Mono" fo:font-size="12pt" fo:font-style="italic" style:font-size-asian="12pt" style:font-style-asian="italic" style:font-size-complex="12pt" style:font-style-complex="italic"/>
    </style:style>
    <style:style style:name="T7" style:family="text">
      <style:text-properties style:font-name="Droid Sans Mon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style:font-name="Droid Sans Mono" fo:font-size="12pt" fo:font-style="normal" style:font-size-asian="12pt" style:font-style-asian="normal" style:font-size-complex="12pt" style:font-style-complex="normal"/>
    </style:style>
    <style:style style:name="T9" style:family="text">
      <style:text-properties style:font-name="Droid Sans Mono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style:font-name="Droid Sans Mono" fo:font-size="12pt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style:font-name="Droid Sans Mono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style:font-name="Droid Sans Mono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Droid Sans Mono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style:font-name="Droid Sans Mono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style:font-name="Droid Sans Mono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59cm" svg:height="1.587cm" svg:x="1cm" svg:y="1cm">
          <text:p text:style-name="P1"><text:span text:style-name="T1">Alexander Magee</text:span><text:span text:style-name="T1"><text:line-break/></text:span><text:span text:style-name="T2">Software Develop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0.795cm" svg:height="0.952cm" svg:x="9.795cm" svg:y="1.635cm">
          <text:p text:style-name="P3"><text:span text:style-name="T3"><text:a xlink:href="mailto:alex@magee.us" xlink:type="simple">alex@magee.us</text:a></text:span><text:span text:style-name="T3"><text:s/>| <text:s/>(484) 651 – 2763</text:span></text:p>
          <text:p text:style-name="P3"><text:span text:style-name="T3">xmagee.com | github.com/xmagee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9.59cm" svg:height="2.731cm" svg:x="1cm" svg:y="2.714cm">
          <draw:text-box>
            <text:p text:style-name="P5"><text:span text:style-name="T2">Software developer with a bachelor’s degree in Computer Information Systems and Technology from the University of Pittsburgh at Bradford; 3.2 GPA. Junior experience level with one year as an intern, and more than one year working self-employed. Projects can be found on Github profile, from link listed above. </text:span></text:p>
          </draw:text-box>
        </draw:frame>
        <draw:frame draw:style-name="gr4" draw:text-style-name="P9" draw:layer="layout" svg:width="19.59cm" svg:height="11.247cm" svg:x="1cm" svg:y="5.31cm">
          <draw:text-box>
            <text:p text:style-name="P7"><text:span text:style-name="T4">Employment Experience</text:span></text:p>
            <text:p text:style-name="P7"><text:span text:style-name="T5"><text:s/></text:span><text:span text:style-name="T5">Software Developer</text:span></text:p>
            <text:p text:style-name="P7"><text:span text:style-name="T2"><text:s/></text:span><text:span text:style-name="T2">Self-employed, Bradford, PA</text:span></text:p>
            <text:p text:style-name="P7"><text:span text:style-name="T6"><text:s/></text:span><text:span text:style-name="T6">May 2020 – Present</text:span></text:p>
            <text:list text:style-name="L1">
              <text:list-item>
                <text:list>
                  <text:list-item>
                    <text:p text:style-name="P7"><text:span text:style-name="T6">Primarily developing web applications </text:span></text:p>
                  </text:list-item>
                  <text:list-item>
                    <text:p text:style-name="P7"><text:span text:style-name="T6">Technologies/frameworks most used include C#, VB.NET, Javascript, ReactJS, NodeJS, Sql </text:span></text:p>
                  </text:list-item>
                </text:list>
              </text:list-item>
            </text:list>
            <text:p text:style-name="P7"><text:span text:style-name="T6"/></text:p>
            <text:p text:style-name="P8"><text:span text:style-name="T7"><text:s/></text:span><text:span text:style-name="T7">Programmer Intern</text:span></text:p>
            <text:p text:style-name="P8"><text:span text:style-name="T8"><text:s/></text:span><text:span text:style-name="T8">American Refining Group, Bradford, PA</text:span></text:p>
            <text:p text:style-name="P8"><text:span text:style-name="T6"><text:s/></text:span><text:span text:style-name="T6">May 2019 – May 2020</text:span></text:p>
            <text:list text:continue-numbering="true" text:style-name="L1">
              <text:list-item>
                <text:list>
                  <text:list-item>
                    <text:p text:style-name="P8"><text:span text:style-name="T8">Worked on internal ASP.NET sites using VB.NET, C#, Sql</text:span></text:p>
                  </text:list-item>
                  <text:list-item>
                    <text:p text:style-name="P8"><text:span text:style-name="T8">Made changes to Wordpress training site </text:span></text:p>
                  </text:list-item>
                  <text:list-item>
                    <text:p text:style-name="P8"><text:span text:style-name="T8">Created an I.T. inventory management webapp using React, C#/.NET 5, Sql</text:span></text:p>
                  </text:list-item>
                </text:list>
                <text:p text:style-name="P5"><text:span text:style-name="T8"/></text:p>
              </text:list-item>
            </text:list>
            <text:p text:style-name="P5"><text:span text:style-name="T7"><text:s/></text:span><text:span text:style-name="T7">Quality Assurance Intern</text:span></text:p>
            <text:p text:style-name="P5"><text:span text:style-name="T8"><text:s/></text:span><text:span text:style-name="T8">Graham Packaging, Bradford, PA</text:span></text:p>
            <text:p text:style-name="P5"><text:span text:style-name="T6"><text:s/></text:span><text:span text:style-name="T6">August 2018 – April 2019</text:span></text:p>
            <text:list text:continue-numbering="true" text:style-name="L1">
              <text:list-item>
                <text:list>
                  <text:list-item>
                    <text:p text:style-name="P5"><text:span text:style-name="T8">Tested production line product samples for consistancy, logged measurements and results </text:span></text:p>
                  </text:list-item>
                  <text:list-item>
                    <text:p text:style-name="P5"><text:span text:style-name="T8">Compared results to historical data </text:span>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19.59cm" svg:height="7.302cm" svg:x="1cm" svg:y="16.875cm">
          <draw:text-box>
            <text:p text:style-name="P10"><text:span text:style-name="T4">Formal Education </text:span></text:p>
            <text:p text:style-name="P10"><text:span text:style-name="T9"><text:s/></text:span><text:span text:style-name="T9">Bachelors of Science (B.S.) in Computer Information Systems &amp; Technology</text:span></text:p>
            <text:p text:style-name="P10"><text:span text:style-name="T10"><text:s/></text:span><text:span text:style-name="T10">University of Pittsburgh at Bradford, Bradford, PA</text:span></text:p>
            <text:p text:style-name="P10"><text:span text:style-name="T11"><text:s/></text:span><text:span text:style-name="T11">September 2016 – April 2020</text:span></text:p>
            <text:list text:style-name="L1">
              <text:list-item>
                <text:list>
                  <text:list-item>
                    <text:p text:style-name="P10"><text:span text:style-name="T12">President, I.T. Club</text:span></text:p>
                  </text:list-item>
                  <text:list-item>
                    <text:p text:style-name="P10"><text:span text:style-name="T12">Treasurer, Webmaster, Esports club</text:span><text:span text:style-name="T11"> </text:span></text:p>
                  </text:list-item>
                </text:list>
              </text:list-item>
            </text:list>
            <text:p text:style-name="P10"><text:span text:style-name="T11"/></text:p>
            <text:p text:style-name="P10"><text:span text:style-name="T13"><text:s/></text:span><text:span text:style-name="T13">High School Diploma</text:span></text:p>
            <text:p text:style-name="P10"><text:span text:style-name="T12"><text:s/></text:span><text:span text:style-name="T12">Bradford Area High School, Bradford, PA</text:span></text:p>
            <text:p text:style-name="P10"><text:span text:style-name="T11"><text:s/></text:span><text:span text:style-name="T11">September 2012 – June 2016</text:span></text:p>
            <text:list text:continue-numbering="true" text:style-name="L1">
              <text:list-item>
                <text:list>
                  <text:list-item>
                    <text:p text:style-name="P10"><text:span text:style-name="T12">A+ Certification (2016), NOCTII skills certification </text:span></text:p>
                  </text:list-item>
                  <text:list-item>
                    <text:p text:style-name="P10"><text:span text:style-name="T12">SkillsUSA competitor, I.T. </text:span></text:p>
                  </text:list-item>
                  <text:list-item>
                    <text:p text:style-name="P10"><text:span text:style-name="T12">Completed 3 yrs. of <text:s/>Computer Maintenance skills program</text:span></text:p>
                    <text:p text:style-name="P10"><text:span text:style-name="T11"/></text:p>
                  </text:list-item>
                </text:list>
              </text:list-item>
            </text:list>
          </draw:text-box>
        </draw:frame>
        <draw:frame draw:style-name="gr6" draw:text-style-name="P13" draw:layer="layout" svg:width="19.59cm" svg:height="2.857cm" svg:x="1cm" svg:y="24.178cm">
          <draw:text-box>
            <text:p text:style-name="P12"><text:span text:style-name="T14">Skills</text:span><text:span text:style-name="T14"><text:line-break/></text:span><text:span text:style-name="T15"> </text:span><text:span text:style-name="T13">Good: </text:span><text:span text:style-name="T12">Sql, Rust, Java, C++, Access</text:span></text:p>
            <text:p text:style-name="P12"><text:span text:style-name="T13"><text:s/></text:span><text:span text:style-name="T13">Better:</text:span><text:span text:style-name="T12"> C#, VB.NET, PHP</text:span></text:p>
            <text:p text:style-name="P12"><text:span text:style-name="T13"><text:s/></text:span><text:span text:style-name="T13">Best: </text:span><text:span text:style-name="T12">Javascript/NodeJS, React/React Native, Linux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onymous Pro" svg:font-family="'Anonymous Pro'" style:font-pitch="fixed"/>
    <style:font-face style:name="Droid Sans Mono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09T18:32:44.098650642</meta:creation-date>
    <dc:date>2021-09-09T21:22:04.494020596</dc:date>
    <meta:editing-duration>PT1H9M52S</meta:editing-duration>
    <meta:editing-cycles>52</meta:editing-cycles>
    <meta:generator>LibreOffice/7.1.5.2$Linux_X86_64 LibreOffice_project/10$Build-2</meta:generator>
    <meta:document-statistic meta:object-count="6"/>
  </office:meta>
</office:document-meta>
</file>